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text-align="center" style:justify-single-word="false"/>
      <style:text-properties style:font-name="Times New Roman" officeooo:rsid="00695317" officeooo:paragraph-rsid="00695317"/>
    </style:style>
    <style:style style:name="P6" style:family="paragraph" style:parent-style-name="Standard">
      <style:paragraph-properties fo:margin-top="0in" fo:margin-bottom="0in" style:contextual-spacing="false" fo:text-indent="0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7" style:family="paragraph" style:parent-style-name="Standard">
      <style:paragraph-properties fo:line-height="150%" fo:text-align="justify" style:justify-single-word="false" fo:text-indent="0.4917in" style:auto-text-indent="false"/>
    </style:style>
    <style:style style:name="P8" style:family="paragraph" style:parent-style-name="Contents_20_1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text-align="center" style:justify-single-word="false"/>
      <style:text-properties style:font-name="Times New Roman" officeooo:rsid="00ad1b28" officeooo:paragraph-rsid="00ad1b28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 style:list-style-name="">
      <style:paragraph-properties fo:line-height="100%" fo:text-align="center" style:justify-single-word="false" fo:orphans="2" fo:widows="2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List_20_Paragraph" style:master-page-name="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style:page-number="auto" fo:background-color="transparent" style:writing-mode="lr-tb"/>
      <style:text-properties officeooo:rsid="00932b3a" officeooo:paragraph-rsid="00932b3a"/>
    </style:style>
    <style:style style:name="P15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officeooo:rsid="00932b3a" officeooo:paragraph-rsid="00932b3a"/>
    </style:style>
    <style:style style:name="P16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officeooo:rsid="0094eec0" officeooo:paragraph-rsid="0094eec0"/>
    </style:style>
    <style:style style:name="P17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fo:language="ru" fo:country="RU" officeooo:rsid="0095034c" officeooo:paragraph-rsid="0095034c"/>
    </style:style>
    <style:style style:name="P18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fo:language="ru" fo:country="RU" officeooo:rsid="00993e5f" officeooo:paragraph-rsid="00993e5f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26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27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28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29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30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  <style:text-properties style:font-name-complex="Times New Roman1"/>
    </style:style>
    <style:style style:name="P3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fo:background-color="transparent"/>
    </style:style>
    <style:style style:name="P3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4c9d6" fo:background-color="transparent"/>
    </style:style>
    <style:style style:name="P33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73c18" fo:background-color="transparent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language="ru" fo:country="RU" fo:font-weight="normal" officeooo:rsid="009fd1c1" officeooo:paragraph-rsid="00a4c9d6" fo:background-color="transparent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language="ru" fo:country="RU" fo:font-weight="normal" officeooo:rsid="009fd1c1" officeooo:paragraph-rsid="009fd1c1" fo:background-color="transparen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language="ru" fo:country="RU" fo:font-weight="normal" officeooo:rsid="009fd1c1" officeooo:paragraph-rsid="00a73c18" fo:background-color="transparen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language="ru" fo:country="RU" fo:font-weight="normal" officeooo:rsid="00a0deb5" officeooo:paragraph-rsid="00a4c9d6" fo:background-color="transparent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language="ru" fo:country="RU" fo:font-weight="normal" officeooo:rsid="00a0deb5" officeooo:paragraph-rsid="00a0deb5" fo:background-color="transparen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language="ru" fo:country="RU" fo:font-weight="normal" officeooo:rsid="00a0deb5" officeooo:paragraph-rsid="00a73c18" fo:background-color="transparent"/>
    </style:style>
    <style:style style:name="P40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fo:background-color="transparent"/>
    </style:style>
    <style:style style:name="P4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background-color="transparent"/>
    </style:style>
    <style:style style:name="P42" style:family="paragraph" style:parent-style-name="Standard">
      <style:paragraph-properties style:line-height-at-least="0.2811in"/>
      <style:text-properties fo:color="#000000" loext:opacity="100%" style:font-name="Times New Roman" fo:background-color="transparent"/>
    </style:style>
    <style:style style:name="P43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officeooo:paragraph-rsid="00a4c9d6" fo:background-color="transparent"/>
    </style:style>
    <style:style style:name="P44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0a4c9d6" fo:background-color="transparent"/>
    </style:style>
    <style:style style:name="P45" style:family="paragraph" style:parent-style-name="Standard">
      <style:paragraph-properties style:line-height-at-least="0.2811in"/>
      <style:text-properties fo:color="#000000" loext:opacity="100%" style:font-name="Times New Roman" officeooo:paragraph-rsid="00a4c9d6" fo:background-color="transparent"/>
    </style:style>
    <style:style style:name="P46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0a73c18" fo:background-color="transparent"/>
    </style:style>
    <style:style style:name="P47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officeooo:paragraph-rsid="00a73c18" fo:background-color="transparent"/>
    </style:style>
    <style:style style:name="P48" style:family="paragraph" style:parent-style-name="Standard">
      <style:paragraph-properties style:line-height-at-least="0.2811in"/>
      <style:text-properties fo:color="#000000" loext:opacity="100%" style:font-name="Times New Roman" officeooo:paragraph-rsid="00a73c18" fo:background-color="transparent"/>
    </style:style>
    <style:style style:name="P49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" officeooo:paragraph-rsid="00717ffa" fo:background-color="transparent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officeooo:paragraph-rsid="00a4c9d6" fo:background-color="transparen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officeooo:paragraph-rsid="00a0deb5" fo:background-color="transparen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officeooo:paragraph-rsid="009fd1c1" fo:background-color="transparen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officeooo:paragraph-rsid="0059e87b" fo:background-color="transparent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officeooo:paragraph-rsid="00a73c18" fo:background-color="transparent"/>
    </style:style>
    <style:style style:name="P55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rsid="008e646d" officeooo:paragraph-rsid="008e646d" fo:background-color="transparen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9fd1c1" fo:background-color="transparen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a4c9d6" fo:background-color="transparen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a73c18" fo:background-color="transparen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a0deb5" fo:background-color="transparen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a4c9d6" fo:background-color="transparen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a73c18" fo:background-color="transparent"/>
    </style:style>
    <style:style style:name="P62" style:family="paragraph" style:parent-style-name="Standard">
      <style:paragraph-properties fo:line-height="150%" fo:text-align="justify" style:justify-single-word="false" fo:text-indent="0.4917in" style:auto-text-indent="false"/>
      <style:text-properties fo:language="ru" fo:country="RU" officeooo:rsid="006eaf20" officeooo:paragraph-rsid="006eaf20"/>
    </style:style>
    <style:style style:name="P63" style:family="paragraph" style:parent-style-name="Standard" style:master-page-name="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officeooo:rsid="00717ffa" officeooo:paragraph-rsid="00717ffa"/>
    </style:style>
    <style:style style:name="P64" style:family="paragraph" style:parent-style-name="Standard">
      <style:paragraph-properties fo:margin-top="0in" fo:margin-bottom="0in" style:contextual-spacing="false" style:line-height-at-least="0.2811in"/>
      <style:text-properties fo:color="#cccccc" loext:opacity="100%" style:font-name="Consolas" fo:font-size="15pt" fo:font-weight="normal" fo:background-color="#1f1f1f"/>
    </style:style>
    <style:style style:name="P65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language="ru" fo:country="RU" officeooo:rsid="0075d66d" officeooo:paragraph-rsid="0075d66d"/>
    </style:style>
    <style:style style:name="P66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language="ru" fo:country="RU" officeooo:rsid="0078df69" officeooo:paragraph-rsid="0078df69"/>
    </style:style>
    <style:style style:name="P67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" fo:language="ru" fo:country="RU" officeooo:rsid="00823fa8" officeooo:paragraph-rsid="00823fa8"/>
    </style:style>
    <style:style style:name="P6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style:font-name="Times New Roman"/>
    </style:style>
    <style:style style:name="P69" style:family="paragraph" style:parent-style-name="Text_20_body">
      <style:paragraph-properties fo:text-align="center" style:justify-single-word="false"/>
      <style:text-properties officeooo:rsid="0059e87b" officeooo:paragraph-rsid="0059e87b"/>
    </style:style>
    <style:style style:name="P70" style:family="paragraph" style:parent-style-name="Text_20_body">
      <style:paragraph-properties fo:text-align="center" style:justify-single-word="false"/>
      <style:text-properties officeooo:rsid="0059e87b" officeooo:paragraph-rsid="00a4c9d6"/>
    </style:style>
    <style:style style:name="P71" style:family="paragraph" style:parent-style-name="Text_20_body">
      <style:paragraph-properties fo:text-align="center" style:justify-single-word="false"/>
      <style:text-properties officeooo:rsid="0059e87b" officeooo:paragraph-rsid="00a73c18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6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7" style:family="text">
      <style:text-properties style:font-name-complex="Times New Roman1"/>
    </style:style>
    <style:style style:name="T8" style:family="text">
      <style:text-properties style:font-name-complex="Times New Roman1" style:font-size-complex="14pt"/>
    </style:style>
    <style:style style:name="T9" style:family="text">
      <style:text-properties officeooo:rsid="006e9155" style:font-name-complex="Times New Roman1" style:font-size-complex="14pt"/>
    </style:style>
    <style:style style:name="T10" style:family="text">
      <style:text-properties officeooo:rsid="007039fa" style:font-name-complex="Times New Roman1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77343e"/>
    </style:style>
    <style:style style:name="T13" style:family="text">
      <style:text-properties fo:language="en" fo:country="US" officeooo:rsid="007abefc"/>
    </style:style>
    <style:style style:name="T14" style:family="text">
      <style:text-properties fo:language="en" fo:country="US" officeooo:rsid="0095034c"/>
    </style:style>
    <style:style style:name="T15" style:family="text">
      <style:text-properties fo:language="en" fo:country="US" officeooo:rsid="0095e943"/>
    </style:style>
    <style:style style:name="T16" style:family="text">
      <style:text-properties officeooo:rsid="00199156" fo:background-color="#ffff00" loext:char-shading-value="0" style:font-name-asian="Calibri1" style:language-asian="ru" style:country-asian="RU" style:font-name-complex="Times New Roman1" style:font-size-complex="14pt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339339"/>
    </style:style>
    <style:style style:name="T19" style:family="text">
      <style:text-properties fo:language="ru" fo:country="RU" officeooo:rsid="00526cbb"/>
    </style:style>
    <style:style style:name="T20" style:family="text">
      <style:text-properties fo:language="ru" fo:country="RU" officeooo:rsid="0073ad96"/>
    </style:style>
    <style:style style:name="T21" style:family="text">
      <style:text-properties fo:language="ru" fo:country="RU" officeooo:rsid="0094eec0"/>
    </style:style>
    <style:style style:name="T22" style:family="text">
      <style:text-properties fo:language="ru" fo:country="RU" officeooo:rsid="0095034c"/>
    </style:style>
    <style:style style:name="T23" style:family="text">
      <style:text-properties style:font-name="Consolas" fo:font-size="15pt" fo:font-weight="normal"/>
    </style:style>
    <style:style style:name="T24" style:family="text">
      <style:text-properties fo:font-size="15pt" fo:font-weight="normal"/>
    </style:style>
    <style:style style:name="T25" style:family="text">
      <style:text-properties fo:font-size="15pt" fo:language="en" fo:country="US" fo:font-weight="normal" officeooo:rsid="00a0deb5"/>
    </style:style>
    <style:style style:name="T26" style:family="text">
      <style:text-properties fo:font-size="15pt" fo:language="en" fo:country="US" fo:font-weight="normal" officeooo:rsid="005bf19e"/>
    </style:style>
    <style:style style:name="T27" style:family="text">
      <style:text-properties fo:font-size="15pt" fo:language="en" fo:country="US" fo:font-weight="normal" officeooo:rsid="009fd1c1"/>
    </style:style>
    <style:style style:name="T28" style:family="text">
      <style:text-properties fo:font-size="15pt" fo:language="ru" fo:country="RU" fo:font-weight="normal" officeooo:rsid="0073ad96"/>
    </style:style>
    <style:style style:name="T29" style:family="text">
      <style:text-properties fo:color="#569cd6" loext:opacity="100%"/>
    </style:style>
    <style:style style:name="T30" style:family="text">
      <style:text-properties fo:color="#569cd6" loext:opacity="100%" style:font-name="Consolas" fo:font-size="15pt" fo:font-weight="normal"/>
    </style:style>
    <style:style style:name="T31" style:family="text">
      <style:text-properties fo:color="#569cd6" loext:opacity="100%" fo:language="en" fo:country="US"/>
    </style:style>
    <style:style style:name="T32" style:family="text">
      <style:text-properties fo:color="#569cd6" loext:opacity="100%" fo:language="en" fo:country="US" officeooo:rsid="005bf19e"/>
    </style:style>
    <style:style style:name="T33" style:family="text">
      <style:text-properties fo:color="#9cdcfe" loext:opacity="100%"/>
    </style:style>
    <style:style style:name="T34" style:family="text">
      <style:text-properties fo:color="#9cdcfe" loext:opacity="100%" style:font-name="Consolas" fo:font-size="15pt" fo:font-weight="normal"/>
    </style:style>
    <style:style style:name="T35" style:family="text">
      <style:text-properties fo:color="#4ec9b0" loext:opacity="100%"/>
    </style:style>
    <style:style style:name="T36" style:family="text">
      <style:text-properties fo:color="#4ec9b0" loext:opacity="100%" style:font-name="Consolas" fo:font-size="15pt" fo:font-weight="normal"/>
    </style:style>
    <style:style style:name="T37" style:family="text">
      <style:text-properties fo:color="#dcdcaa" loext:opacity="100%"/>
    </style:style>
    <style:style style:name="T38" style:family="text">
      <style:text-properties fo:color="#dcdcaa" loext:opacity="100%" style:font-name="Consolas" fo:font-size="15pt" fo:font-weight="normal"/>
    </style:style>
    <style:style style:name="T39" style:family="text">
      <style:text-properties fo:color="#c586c0" loext:opacity="100%"/>
    </style:style>
    <style:style style:name="T40" style:family="text">
      <style:text-properties fo:color="#c586c0" loext:opacity="100%" fo:language="en" fo:country="US"/>
    </style:style>
    <style:style style:name="T41" style:family="text">
      <style:text-properties fo:color="#c586c0" loext:opacity="100%" fo:language="en" fo:country="US" officeooo:rsid="005bf19e"/>
    </style:style>
    <style:style style:name="T42" style:family="text">
      <style:text-properties fo:color="#c586c0" loext:opacity="100%" style:font-name="Consolas" fo:font-size="15pt" fo:font-weight="normal"/>
    </style:style>
    <style:style style:name="T43" style:family="text">
      <style:text-properties fo:color="#ce9178" loext:opacity="100%"/>
    </style:style>
    <style:style style:name="T44" style:family="text">
      <style:text-properties fo:color="#ce9178" loext:opacity="100%" fo:language="en" fo:country="US"/>
    </style:style>
    <style:style style:name="T45" style:family="text">
      <style:text-properties fo:color="#ce9178" loext:opacity="100%" fo:language="en" fo:country="US" officeooo:rsid="005bf19e"/>
    </style:style>
    <style:style style:name="T46" style:family="text">
      <style:text-properties fo:color="#ce9178" loext:opacity="100%" style:font-name="Consolas" fo:font-size="15pt" fo:font-weight="normal"/>
    </style:style>
    <style:style style:name="T47" style:family="text">
      <style:text-properties fo:color="#d4d4d4" loext:opacity="100%" style:font-name="Consolas" fo:font-size="15pt" fo:font-weight="normal"/>
    </style:style>
    <style:style style:name="T48" style:family="text">
      <style:text-properties fo:color="#6a9955" loext:opacity="100%"/>
    </style:style>
    <style:style style:name="T49" style:family="text">
      <style:text-properties fo:color="#b5cea8" loext:opacity="100%"/>
    </style:style>
    <style:style style:name="T50" style:family="text">
      <style:text-properties fo:color="#b5cea8" loext:opacity="100%" style:font-name="Consolas" fo:font-size="15pt" fo:font-weight="normal"/>
    </style:style>
    <style:style style:name="T51" style:family="text">
      <style:text-properties officeooo:rsid="0077343e"/>
    </style:style>
    <style:style style:name="T52" style:family="text">
      <style:text-properties officeooo:rsid="00797731"/>
    </style:style>
    <style:style style:name="T53" style:family="text">
      <style:text-properties officeooo:rsid="007abefc"/>
    </style:style>
    <style:style style:name="T54" style:family="text">
      <style:text-properties officeooo:rsid="00843953"/>
    </style:style>
    <style:style style:name="T55" style:family="text">
      <style:text-properties fo:color="#000000" loext:opacity="100%" fo:background-color="transparent" loext:char-shading-value="0"/>
    </style:style>
    <style:style style:name="T56" style:family="text">
      <style:text-properties officeooo:rsid="008e2695"/>
    </style:style>
    <style:style style:name="T57" style:family="text">
      <style:text-properties officeooo:rsid="009135d3"/>
    </style:style>
    <style:style style:name="T58" style:family="text">
      <style:text-properties officeooo:rsid="0095e943"/>
    </style:style>
    <style:style style:name="T59" style:family="text">
      <style:text-properties officeooo:rsid="009c3313"/>
    </style:style>
    <style:style style:name="T60" style:family="text">
      <style:text-properties officeooo:rsid="009e436a"/>
    </style:style>
    <style:style style:name="T61" style:family="text">
      <style:text-properties officeooo:rsid="00a4c9d6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1"><text:span text:style-name="T1">МИНОБРНАУКИ РОССИИ</text:span></text:p>
      <text:p text:style-name="P19" loext:marker-style-name="T1"><text:span text:style-name="T1">ФЕДЕРАЛЬНОЕ ГОСУДАРСТВЕННОЕ БЮДЖЕТНОЕ ОБРАЗОВАТЕЛЬНОЕ </text:span><text:span text:style-name="T1"/></text:p>
      <text:p text:style-name="P19" loext:marker-style-name="T1"><text:span text:style-name="T1">УЧРЕЖДЕНИЕ ВЫСШЕГО ОБРАЗОВАНИЯ</text:span><text:span text:style-name="T1"/></text:p>
      <text:p text:style-name="P19" loext:marker-style-name="T1"><text:span text:style-name="T1">«НИЖЕГОРОДСКИЙ ГОСУДАРСТВЕННЫЙ ТЕХНИЧЕСКИЙ</text:span><text:span text:style-name="T1"/></text:p>
      <text:p text:style-name="P19" loext:marker-style-name="T1"><text:span text:style-name="T1"><text:s/>УНИВЕРСИТЕТ ИМ. Р.Е. АЛЕКСЕЕВА»</text:span><text:span text:style-name="T1"/></text:p>
      <text:p text:style-name="P19" loext:marker-style-name="T1"><text:span text:style-name="T1">(НГТУ)</text:span><text:span text:style-name="T1"/></text:p>
      <text:p text:style-name="P20" loext:marker-style-name="T2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1" loext:marker-style-name="T3"/>
      <text:p text:style-name="P2">Институт радиоэлектроники и информационных технологий<text:span text:style-name="T3"/></text:p>
      <text:p text:style-name="P2"><text:bookmark-start text:name="__RefHeading___Toc4032_1917984385"/>Кафедра «Информационные радиосистемы»<text:bookmark-end text:name="__RefHeading___Toc4032_1917984385"/><text:span text:style-name="T3"/></text:p>
      <text:p text:style-name="P25" loext:marker-style-name="T4"/>
      <text:p text:style-name="P19" loext:marker-style-name="T4"><text:span text:style-name="T4">Контрольная работа по дисциплине </text:span><text:span text:style-name="T4"/></text:p>
      <text:p text:style-name="P19" loext:marker-style-name="T4"><text:span text:style-name="T4">«Системное программирование»</text:span><text:span text:style-name="T4"/></text:p>
      <text:p text:style-name="P22" loext:marker-style-name="T3"/>
      <text:p text:style-name="P23" loext:marker-style-name="T3"/>
      <text:p text:style-name="P23" loext:marker-style-name="T3"/>
      <text:p text:style-name="P23" loext:marker-style-name="T3"/>
      <text:p text:style-name="P23" loext:marker-style-name="T3"/>
      <text:p text:style-name="P23" loext:marker-style-name="T3"/>
      <text:p text:style-name="P23" loext:marker-style-name="T3"/>
      <text:p text:style-name="P27" loext:marker-style-name="T3"><text:span text:style-name="T3">Выполнил:</text:span><text:span text:style-name="T3"/></text:p>
      <text:p text:style-name="P28" loext:marker-style-name="T3"><text:span text:style-name="T3">Студент гр. 23-РЗ<text:tab/></text:span><text:span text:style-name="T16">____________</text:span></text:p>
      <text:p text:style-name="P29" loext:marker-style-name="T5"/>
      <text:p text:style-name="P28" loext:marker-style-name="T3"><text:span text:style-name="T3">Проверил:</text:span><text:span text:style-name="T3"/></text:p>
      <text:p text:style-name="P24" loext:marker-style-name="T3"/>
      <text:p text:style-name="P28" loext:marker-style-name="T3"><text:span text:style-name="T3">к.т.н., доцент кафедры ИРС Сидоров С.Б.</text:span><text:span text:style-name="T3"/></text:p>
      <text:p text:style-name="P28" loext:marker-style-name="T6"><text:span text:style-name="T5"><text:s text:c="64"/></text:span><text:span text:style-name="T6"><text:tab/></text:span></text:p>
      <text:p text:style-name="P26" loext:marker-style-name="T4"/>
      <text:p text:style-name="P26" loext:marker-style-name="T4"/>
      <text:p text:style-name="P26" loext:marker-style-name="T4"/>
      <text:p text:style-name="P26" loext:marker-style-name="T4"/>
      <text:p text:style-name="P6"/>
      <text:p text:style-name="P26" loext:marker-style-name="T4"/>
      <text:p text:style-name="P26" loext:marker-style-name="T4"/>
      <text:p text:style-name="P19" loext:marker-style-name="T3"><text:span text:style-name="T3">Нижний Новгород</text:span><text:span text:style-name="T3"/></text:p>
      <text:p text:style-name="P19" loext:marker-style-name="T3"><text:span text:style-name="T3">2024</text:span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<text:soft-page-break/>Содержание</text:p>
          </text:index-title>
          <text:p text:style-name="P8"><text:a xlink:type="simple" xlink:href="#__RefHeading___Toc4034_1917984385" text:style-name="Index_20_Link" text:visited-style-name="Index_20_Link">1. Постановка задачи<text:tab/>3</text:a></text:p>
          <text:p text:style-name="P8"><text:a xlink:type="simple" xlink:href="#__RefHeading___Toc4036_1917984385" text:style-name="Index_20_Link" text:visited-style-name="Index_20_Link">2. Архитектура программной системы<text:tab/>4</text:a></text:p>
          <text:p text:style-name="P8"><text:a xlink:type="simple" xlink:href="#__RefHeading___Toc4038_1917984385" text:style-name="Index_20_Link" text:visited-style-name="Index_20_Link">3. Алгоритм обработки<text:tab/>6</text:a></text:p>
          <text:p text:style-name="P8"><text:a xlink:type="simple" xlink:href="#__RefHeading___Toc4366_1917984385" text:style-name="Index_20_Link" text:visited-style-name="Index_20_Link">Приложение 1.<text:tab/>7</text:a></text:p>
          <text:p text:style-name="P9"><text:a xlink:type="simple" xlink:href="#__RefHeading___Toc4368_1917984385" text:style-name="Index_20_Link" text:visited-style-name="Index_20_Link">Версия 1.0<text:tab/>7</text:a></text:p>
          <text:p text:style-name="P9"><text:a xlink:type="simple" xlink:href="#__RefHeading___Toc4370_1917984385" text:style-name="Index_20_Link" text:visited-style-name="Index_20_Link">Версия 0.6<text:tab/>11</text:a></text:p>
          <text:p text:style-name="P9"><text:a xlink:type="simple" xlink:href="#__RefHeading___Toc4433_1917984385" text:style-name="Index_20_Link" text:visited-style-name="Index_20_Link">Версия 0.1<text:tab/>14</text:a></text:p>
        </text:index-body>
      </text:table-of-content>
      <text:p text:style-name="P30" loext:marker-style-name="T7"/>
      <text:h text:style-name="P11" text:outline-level="1"><text:bookmark-start text:name="__RefHeading___Toc4034_1917984385"/>1. Постановка задачи<text:bookmark-end text:name="__RefHeading___Toc4034_1917984385"/></text:h>
      <text:p text:style-name="P7"><text:span text:style-name="T8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</text:span><text:span text:style-name="T9">27.</text:span></text:p>
      <text:p text:style-name="P62"><text:span text:style-name="T8">Дана последовательность точек на декартовой плоскости </text:span><text:span text:style-name="T8"><draw:frame draw:style-name="fr2" draw:name="Объект1" text:anchor-type="as-char" svg:y="-0.1492in" svg:width="0.9736in" svg:height="0.2102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8">, где </text:span><text:span text:style-name="T8"><draw:frame draw:style-name="fr1" draw:name="Объект2" text:anchor-type="as-char" svg:y="-0.1528in" svg:width="0.7193in" svg:height="0.213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. Найти </text:span><text:span text:style-name="T10">пару наиболее удалённых друг от друга точек, то есть указать их координаты и расположение в исходной последовательности.</text:span></text:p>
      <text:h text:style-name="P12" text:outline-level="1"/>
      <text:h text:style-name="P11" text:outline-level="1"><text:bookmark-start text:name="__RefHeading___Toc4036_1917984385"/>2. Архитектура программной системы<text:bookmark-end text:name="__RefHeading___Toc4036_1917984385"/></text:h>
      <text:p text:style-name="P63"><text:span text:style-name="T17">В качестве решения для хранения переменных приложения было решено использовать структуру АТД. Что предполагает собой некий тип данных, который будет передаваться в качестве аргумента функции, и будет содержать все переменные данного приложения. </text:span><text:span text:style-name="T20">Рассмотрим используемую реализацию этого подхода.</text:span></text:p>
      <text:p text:style-name="P49"><text:span text:style-name="T28">typedef struct Application{</text:span></text:p>
      <text:p text:style-name="P41">    <text:span text:style-name="T24">int n;</text:span></text:p>
      <text:p text:style-name="P41">    <text:span text:style-name="T24">std::vector&lt;std::pair&lt;int, int&gt;&gt; array;</text:span></text:p>
      <text:p text:style-name="P41">    <text:span text:style-name="T24">std::pair&lt;std::pair&lt;int,int&gt;, std::pair&lt;int,int&gt;&gt; distanced;</text:span></text:p>
      <text:p text:style-name="P41"><text:span text:style-name="T24"/></text:p>
      <text:p text:style-name="P41"><text:span text:style-name="T24">}Application;</text:span></text:p>
      <text:p text:style-name="P65">Первое поле <text:s/>- число <text:span text:style-name="T11">n, </text:span>что является количеством точек на рассматриваемой декартовой плоскости.</text:p>
      <text:p text:style-name="P65">Второе поле — вектор целочисленных пар. Массив точек рассматриваемой декартовой плоскости.</text:p>
      <text:p text:style-name="P65">Третье — двухуровневая пара целочисленных. Хранение наиболее удалённых точек. <text:span text:style-name="T51">Первая и вторая точки, и их </text:span><text:span text:style-name="T12">X/Y </text:span><text:span text:style-name="T51">координаты.</text:span></text:p>
      <text:p text:style-name="P66"/>
      <text:p text:style-name="P66">В качестве исполняемых функций используются набор трёх функций. Ввод, обработка и вывод. <text:span text:style-name="T52">И предшествующая и</text:span><text:span text:style-name="T53">м основная запускающая функция </text:span><text:span text:style-name="T13">run.</text:span></text:p>
      <text:p text:style-name="P41"><text:tab/>int app_run(Application&amp; app);</text:p>
      <text:p text:style-name="P41"><text:tab/>bool app_start(Application&amp; app);</text:p>
      <text:p text:style-name="P41"><text:tab/>bool app_process(Application &amp;app);</text:p>
      <text:p text:style-name="P68"><text:span text:style-name="T55"><text:tab/>bool app_end(Application&amp; app);</text:span></text:p>
      <text:p text:style-name="P68"><text:span text:style-name="T55"/></text:p>
      <text:p text:style-name="P67"><text:tab/>Для работы с массивом координат вводится отдельный модуль <text:span text:style-name="T11">cartesian, </text:span>который отвечает за добавление точек в массив, запуск функции поиска наиболее удалённых точек, и функции расчёта <text:span text:style-name="T54">расстояния между двумя точками. </text:span><text:span text:style-name="T56">Познакомимся с структурой этого модуля поближе.</text:span></text:p>
      <text:p text:style-name="P41"><text:soft-page-break/><text:tab/>bool cartesian_add(int x, int y, std::vector&lt;std::pair&lt;int, int&gt;&gt; &amp;array);</text:p>
      <text:p text:style-name="P41"><text:tab/>bool cartesian_find(std::vector&lt;std::pair&lt;int, int&gt;&gt;&amp; array, std::pair&lt;std::pair&lt;int,int&gt;, std::pair&lt;int,int&gt;&gt;&amp; distanced);</text:p>
      <text:p text:style-name="P41"><text:tab/>double cartesian_find_distance(std::pair&lt;int, int&gt;&amp; pair_one, std::pair&lt;int, int&gt;&amp; pair_two);</text:p>
      <text:p text:style-name="P41"/>
      <text:p text:style-name="P55"><text:tab/>Первая функция выполняет задачу добавления точки в массив, принимая на вход два целочисленных элемента и ссылку на массив.</text:p>
      <text:p text:style-name="P55"><text:tab/>Вторая функция выполняет поиск наиболее удалённых друг от друга точек, принимая на вход ссылку на массив точек, и пару переменной для хранения наиболее удалённых точек. </text:p>
      <text:p text:style-name="P55"><text:tab/><text:span text:style-name="T57">Третья — функция вычисления квадрата расстояния между двумя точками, возвращает число с двумя знаками после запятой. Принимая на вход две пары, первой и второй точек.</text:span></text:p>
      <text:p text:style-name="P64"/>
      <text:p text:style-name="P67"/>
      <text:h text:style-name="P11" text:outline-level="1"><text:bookmark-start text:name="__RefHeading___Toc4038_1917984385"/>3. Алгоритм обработки<text:bookmark-end text:name="__RefHeading___Toc4038_1917984385"/></text:h>
      <text:p text:style-name="P14"><text:span text:style-name="T18">П</text:span><text:span text:style-name="T17">рограмма начинает свою работы с вывода информации о назначении, собственно, программы. — </text:span><text:span text:style-name="T11">Cartesian dot finder! </text:span></text:p>
      <text:p text:style-name="P15"><text:span text:style-name="T17">Далее мы объявляем переменную </text:span><text:span text:style-name="T11">app </text:span><text:span text:style-name="T17">по типу нашего АТД </text:span><text:span text:style-name="T11">Application. </text:span><text:span text:style-name="T17">После объявления мы вызывает функцию </text:span><text:span text:style-name="T11">run, </text:span><text:span text:style-name="T17">передавая ей </text:span><text:span text:style-name="T21">нашу переменную по типу АТД.</text:span></text:p>
      <text:p text:style-name="P16"><text:span text:style-name="T17">Переходя в функцию выполнения приложения, </text:span><text:span text:style-name="T22">пользователю будет предложено ввести число точек т. е.</text:span><text:span text:style-name="T14"> n. </text:span><text:span text:style-name="T22">После этого, по количеству точек, у пользователя будут «спрашиваться» координаты </text:span><text:span text:style-name="T14">X/Y </text:span><text:span text:style-name="T22">для каждой точки, добавляя их в массив.</text:span></text:p>
      <text:p text:style-name="P17">Как только весь необходимый набор точек будет получен, <text:span text:style-name="T58">будет вызвана функция поиска наиболее удалённой пары точек </text:span><text:span text:style-name="T15">cartesian_find. </text:span><text:span text:style-name="T58">Данная функция сравнивает все точки между собой, сохраняя наибольшее из полученных расстояний в пару </text:span><text:span text:style-name="T15">distanced. </text:span></text:p>
      <text:p text:style-name="P18">После выполнения функции поиска, на стандартное устройство вывода будет предоставлена информация о <text:span text:style-name="T59">подходящих точках. </text:span><text:span text:style-name="T60">В противном случае, например, если пользователь указал только одну точку, то выведется сообщение об ошибке.</text:span></text:p>
      <text:h text:style-name="P11" text:outline-level="1" text:is-list-header="true"><text:bookmark-start text:name="__RefHeading___Toc4366_1917984385"/><text:span text:style-name="T19">П</text:span><text:span text:style-name="T17">риложение 1.</text:span><text:bookmark-end text:name="__RefHeading___Toc4366_1917984385"/></text:h>
      <text:h text:style-name="Heading_20_2" text:outline-level="2" text:is-list-header="true"><text:bookmark-start text:name="__RefHeading___Toc4368_1917984385"/>Версия 1.0<text:bookmark-end text:name="__RefHeading___Toc4368_1917984385"/></text:h>
      <text:p text:style-name="P69">Файл <text:span text:style-name="T11">main.cpp</text:span></text:p>
      <text:p text:style-name="P53"><text:span text:style-name="T26">#include "application.h"</text:span></text:p>
      <text:p text:style-name="P31">int main (){</text:p>
      <text:p text:style-name="P41">    <text:span text:style-name="T24">std::cout &lt;&lt; "Cartesian dot finder!" &lt;&lt; std::endl;</text:span></text:p>
      <text:p text:style-name="P41">    <text:span text:style-name="T24">Application app;</text:span></text:p>
      <text:p text:style-name="P41">    <text:span text:style-name="T24">int ret = app_run(app);</text:span></text:p>
      <text:p text:style-name="P41">    <text:span text:style-name="T24">return ret;</text:span></text:p>
      <text:p text:style-name="P31">}</text:p>
      <text:p text:style-name="P56">Файл <text:span text:style-name="T11">application.h</text:span></text:p>
      <text:p text:style-name="P35"><text:span text:style-name="T11">#ifndef NNTU_APPLICATION_H</text:span></text:p>
      <text:p text:style-name="P31">#define NNTU_APPLICATION_H</text:p>
      <text:p text:style-name="P40"/>
      <text:p text:style-name="P31">#include &lt;iostream&gt;</text:p>
      <text:p text:style-name="P31">#include "cartesian.h"</text:p>
      <text:p text:style-name="P40"/>
      <text:p text:style-name="P31">typedef struct Application{</text:p>
      <text:p text:style-name="P40"/>
      <text:p text:style-name="P41">    <text:span text:style-name="T24">int n;</text:span></text:p>
      <text:p text:style-name="P41">    <text:span text:style-name="T24">std::vector&lt;std::pair&lt;int, int&gt;&gt; array;</text:span></text:p>
      <text:p text:style-name="P41">    <text:span text:style-name="T24">std::pair&lt;std::pair&lt;int,int&gt;, std::pair&lt;int,int&gt;&gt; distanced;</text:span></text:p>
      <text:p text:style-name="P41">    <text:span text:style-name="T24">//distanced.first - dot 1</text:span></text:p>
      <text:p text:style-name="P41">    <text:span text:style-name="T24">//distanced.second - dot 2 </text:span></text:p>
      <text:p text:style-name="P41">    <text:span text:style-name="T24">//distanced.first.first/second - x/y of a 1nd dot</text:span></text:p>
      <text:p text:style-name="P41">    <text:span text:style-name="T24">//distanced.second.first/second - x/y of a 2nd dot</text:span></text:p>
      <text:p text:style-name="P40"/>
      <text:p text:style-name="P31">}Application;</text:p>
      <text:p text:style-name="P40"/>
      <text:p text:style-name="P31">int app_run(Application&amp; app);</text:p>
      <text:p text:style-name="P31">bool app_start(Application&amp; app);</text:p>
      <text:p text:style-name="P31">bool app_process(Application &amp;app);</text:p>
      <text:p text:style-name="P31">bool app_end(Application&amp; app);</text:p>
      <text:p text:style-name="P42"/>
      <text:p text:style-name="P31"><text:soft-page-break/>#endif //NNTU_APPLICATION_H</text:p>
      <text:p text:style-name="P56">Файл <text:span text:style-name="T11">application.cpp</text:span></text:p>
      <text:p text:style-name="P52"><text:span text:style-name="T27">#include "application.h"</text:span></text:p>
      <text:p text:style-name="P31">int app_run(Application&amp; app){</text:p>
      <text:p text:style-name="P41">    <text:span text:style-name="T24">app_start(app);</text:span></text:p>
      <text:p text:style-name="P41">    <text:span text:style-name="T24">if (app_process(app)){</text:span></text:p>
      <text:p text:style-name="P41">        <text:span text:style-name="T24">app_end(app);</text:span></text:p>
      <text:p text:style-name="P41">        <text:span text:style-name="T24">return 0;</text:span></text:p>
      <text:p text:style-name="P41">    <text:span text:style-name="T24">}</text:span></text:p>
      <text:p text:style-name="P41">    <text:span text:style-name="T24">else{</text:span></text:p>
      <text:p text:style-name="P41">        <text:span text:style-name="T24">std::cout &lt;&lt; "An error has occured." &lt;&lt; std::endl;</text:span></text:p>
      <text:p text:style-name="P41">        <text:span text:style-name="T24">return 1;</text:span></text:p>
      <text:p text:style-name="P41">    <text:span text:style-name="T24">}</text:span></text:p>
      <text:p text:style-name="P31">}</text:p>
      <text:p text:style-name="P40"/>
      <text:p text:style-name="P31">bool app_start(Application&amp; app){</text:p>
      <text:p text:style-name="P41">    <text:span text:style-name="T24">int temp_x = 0, temp_y = 0;</text:span></text:p>
      <text:p text:style-name="P41">    <text:span text:style-name="T24">std::cout &lt;&lt; "START START" &lt;&lt; std::endl;</text:span></text:p>
      <text:p text:style-name="P41">    <text:span text:style-name="T24">std::cout &lt;&lt; "Input a n number:" &lt;&lt; std::endl;</text:span></text:p>
      <text:p text:style-name="P41">    <text:span text:style-name="T24">std::cin &gt;&gt; app.n;</text:span></text:p>
      <text:p text:style-name="P41">    <text:span text:style-name="T24">for (int i = 0; i &lt; app.n; ++i){</text:span></text:p>
      <text:p text:style-name="P41">        <text:span text:style-name="T24">std::cout &lt;&lt; "[" &lt;&lt; i+1 &lt;&lt; "/" &lt;&lt; app.n &lt;&lt; "]" &lt;&lt; " set is being assigned:" &lt;&lt; std::endl;</text:span></text:p>
      <text:p text:style-name="P41">        <text:span text:style-name="T24">std::cout &lt;&lt; "Input a x:" &lt;&lt; std::endl;</text:span></text:p>
      <text:p text:style-name="P41">        <text:span text:style-name="T24">std::cin &gt;&gt; temp_x;</text:span></text:p>
      <text:p text:style-name="P41">        <text:span text:style-name="T24">std::cout &lt;&lt; "Input an y:" &lt;&lt; std::endl;</text:span></text:p>
      <text:p text:style-name="P41">        <text:span text:style-name="T24">std::cin &gt;&gt; temp_y;</text:span></text:p>
      <text:p text:style-name="P41">        <text:span text:style-name="T24">cartesian_add(temp_x, temp_y, app.array);</text:span></text:p>
      <text:p text:style-name="P41">    <text:span text:style-name="T24">}</text:span></text:p>
      <text:p text:style-name="P41">    <text:span text:style-name="T24">return true;</text:span></text:p>
      <text:p text:style-name="P31">}</text:p>
      <text:p text:style-name="P40"/>
      <text:p text:style-name="P31">bool app_process(Application&amp; app){</text:p>
      <text:p text:style-name="P41">    <text:span text:style-name="T24">std::cout &lt;&lt; "PROCESSING" &lt;&lt; std::endl;</text:span></text:p>
      <text:p text:style-name="P41">    <text:span text:style-name="T24">if (app.array.size() &gt; 1){</text:span></text:p>
      <text:p text:style-name="P41">        <text:span text:style-name="T24">cartesian_find(app.array, app.distanced);</text:span></text:p>
      <text:p text:style-name="P41"><text:soft-page-break/>        <text:span text:style-name="T24">return true;</text:span></text:p>
      <text:p text:style-name="P41">    <text:span text:style-name="T24">}</text:span></text:p>
      <text:p text:style-name="P41">    <text:span text:style-name="T24">std::cout &lt;&lt; "Insufficient data. ABORTING..." &lt;&lt; std::endl;   </text:span></text:p>
      <text:p text:style-name="P41">    <text:span text:style-name="T24">return false;</text:span></text:p>
      <text:p text:style-name="P31">}</text:p>
      <text:p text:style-name="P40"/>
      <text:p text:style-name="P31">bool app_end(Application&amp; app){</text:p>
      <text:p text:style-name="P41">    <text:span text:style-name="T24">std::cout &lt;&lt; "ENDING" &lt;&lt; std::endl;</text:span></text:p>
      <text:p text:style-name="P41">    <text:span text:style-name="T24">std::cout &lt;&lt; "The farthest pair of points are: (" </text:span></text:p>
      <text:p text:style-name="P41">         <text:span text:style-name="T24">&lt;&lt; app.distanced.first.first &lt;&lt; ", " &lt;&lt; app.distanced.first.second &lt;&lt; ") and ("</text:span></text:p>
      <text:p text:style-name="P41">         <text:span text:style-name="T24">&lt;&lt; app.distanced.second.first &lt;&lt; ", " &lt;&lt; app.distanced.second.second &lt;&lt; ")" &lt;&lt; std::endl;</text:span></text:p>
      <text:p text:style-name="P40"/>
      <text:p text:style-name="P41">    <text:span text:style-name="T24">for (int i = 0; i &lt; app.array.size(); ++i) {</text:span></text:p>
      <text:p text:style-name="P41">        <text:span text:style-name="T24">if (app.array[i] == app.distanced.first) {</text:span></text:p>
      <text:p text:style-name="P41">            <text:span text:style-name="T24">std::cout &lt;&lt; "First point index in the sequence: " &lt;&lt; i+1 &lt;&lt; std::endl;</text:span></text:p>
      <text:p text:style-name="P41">        <text:span text:style-name="T24">}</text:span></text:p>
      <text:p text:style-name="P41">        <text:span text:style-name="T24">if (app.array[i] == app.distanced.second) {</text:span></text:p>
      <text:p text:style-name="P41">            <text:span text:style-name="T24">std::cout &lt;&lt; "Second point index in the sequence: " &lt;&lt; i+1 &lt;&lt; std::endl;</text:span></text:p>
      <text:p text:style-name="P41">        <text:span text:style-name="T24">}</text:span></text:p>
      <text:p text:style-name="P41">    <text:span text:style-name="T24">}</text:span></text:p>
      <text:p text:style-name="P41">    <text:span text:style-name="T24">return true;</text:span></text:p>
      <text:p text:style-name="P31">}</text:p>
      <text:p text:style-name="P59">Файл <text:span text:style-name="T11">cartesian.h</text:span></text:p>
      <text:p text:style-name="P38"><text:span text:style-name="T11">#ifndef CARTESIAN_H</text:span></text:p>
      <text:p text:style-name="P31">#define CARTESIAN_H</text:p>
      <text:p text:style-name="P40"/>
      <text:p text:style-name="P31">#include &lt;vector&gt;</text:p>
      <text:p text:style-name="P31">#include &lt;utility&gt;</text:p>
      <text:p text:style-name="P31">#include &lt;math.h&gt;</text:p>
      <text:p text:style-name="P40"/>
      <text:p text:style-name="P31">bool cartesian_add(int x, int y, std::vector&lt;std::pair&lt;int, int&gt;&gt; &amp;array);</text:p>
      <text:p text:style-name="P31">bool cartesian_find(std::vector&lt;std::pair&lt;int, int&gt;&gt;&amp; array, std::pair&lt;std::pair&lt;int,int&gt;, std::pair&lt;int,int&gt;&gt;&amp; distanced);</text:p>
      <text:p text:style-name="P31">double cartesian_find_distance(std::pair&lt;int, int&gt;&amp; pair_one, std::pair&lt;int, int&gt;&amp; pair_two);</text:p>
      <text:p text:style-name="P40"><text:soft-page-break/></text:p>
      <text:p text:style-name="P31">#endif //CARTESIAN_H</text:p>
      <text:p text:style-name="P59">Файл <text:span text:style-name="T11">cartesian.cpp</text:span></text:p>
      <text:p text:style-name="P51"><text:span text:style-name="T25">#include "cartesian.h"</text:span></text:p>
      <text:p text:style-name="P31">bool cartesian_add(int x, int y, std::vector&lt;std::pair&lt;int, int&gt;&gt; &amp;array){</text:p>
      <text:p text:style-name="P41">    <text:span text:style-name="T24">std::pair&lt;int, int&gt; temp_pair = std::make_pair(x, y);</text:span></text:p>
      <text:p text:style-name="P41">    <text:span text:style-name="T24">array.push_back(temp_pair);</text:span></text:p>
      <text:p text:style-name="P41">    <text:span text:style-name="T24">return true;</text:span></text:p>
      <text:p text:style-name="P31">}</text:p>
      <text:p text:style-name="P40"/>
      <text:p text:style-name="P31">bool cartesian_find(std::vector&lt;std::pair&lt;int, int&gt;&gt;&amp; array, std::pair&lt;std::pair&lt;int,int&gt;, std::pair&lt;int,int&gt;&gt;&amp; distanced){</text:p>
      <text:p text:style-name="P41">    <text:span text:style-name="T24">double distance_max = 0;</text:span></text:p>
      <text:p text:style-name="P41">    <text:span text:style-name="T24">for (int i = 0; i &lt; array.size(); ++i){</text:span></text:p>
      <text:p text:style-name="P41">        <text:span text:style-name="T24">for (int j = i+1; j &lt; array.size(); ++j){</text:span></text:p>
      <text:p text:style-name="P41">            <text:span text:style-name="T24">double distance = cartesian_find_distance(array[i], array[j]);    </text:span></text:p>
      <text:p text:style-name="P41">            <text:span text:style-name="T24">if (distance &gt; distance_max){</text:span></text:p>
      <text:p text:style-name="P41">                <text:span text:style-name="T24">distance_max = distance;</text:span></text:p>
      <text:p text:style-name="P41">                <text:span text:style-name="T24">distanced = {array[i], array[j]};</text:span></text:p>
      <text:p text:style-name="P41">            <text:span text:style-name="T24">}</text:span></text:p>
      <text:p text:style-name="P41">        <text:span text:style-name="T24">}</text:span></text:p>
      <text:p text:style-name="P41">    <text:span text:style-name="T24">}</text:span></text:p>
      <text:p text:style-name="P41">    <text:span text:style-name="T24">return true;</text:span></text:p>
      <text:p text:style-name="P31">}</text:p>
      <text:p text:style-name="P40"/>
      <text:p text:style-name="P31">double cartesian_find_distance(std::pair&lt;int, int&gt;&amp; pair_one, std::pair&lt;int, int&gt;&amp; pair_two){</text:p>
      <text:p text:style-name="P41">    <text:span text:style-name="T24">return pow(pair_two.first - pair_one.first, 2) + pow(pair_two.second - pair_one.second, 2);</text:span></text:p>
      <text:p text:style-name="P31">}</text:p>
      <text:p text:style-name="P59"><text:span text:style-name="T11"/></text:p>
      <text:h text:style-name="P13" text:outline-level="2" text:is-list-header="true"><text:bookmark-start text:name="__RefHeading___Toc4370_1917984385"/>Версия 0.<text:span text:style-name="T61">6</text:span><text:bookmark-end text:name="__RefHeading___Toc4370_1917984385"/></text:h>
      <text:p text:style-name="P70">Файл <text:span text:style-name="T11">main.cpp</text:span></text:p>
      <text:p text:style-name="P50"><text:span text:style-name="T26">#include "application.h"</text:span></text:p>
      <text:p text:style-name="P32">int main (){</text:p>
      <text:p text:style-name="P44">    <text:span text:style-name="T24">std::cout &lt;&lt; "Cartesian dot finder!" &lt;&lt; std::endl;</text:span></text:p>
      <text:p text:style-name="P44">    <text:span text:style-name="T24">Application app;</text:span></text:p>
      <text:p text:style-name="P44">    <text:span text:style-name="T24">int ret = app_run(app);</text:span></text:p>
      <text:p text:style-name="P44">    <text:span text:style-name="T24">return ret;</text:span></text:p>
      <text:p text:style-name="P32">}</text:p>
      <text:p text:style-name="P57">Файл <text:span text:style-name="T11">application.h</text:span></text:p>
      <text:p text:style-name="P34"><text:span text:style-name="T11">#ifndef NNTU_APPLICATION_H</text:span></text:p>
      <text:p text:style-name="P32">#define NNTU_APPLICATION_H</text:p>
      <text:p text:style-name="P43"/>
      <text:p text:style-name="P32">#include &lt;iostream&gt;</text:p>
      <text:p text:style-name="P32">#include "cartesian.h"</text:p>
      <text:p text:style-name="P43"/>
      <text:p text:style-name="P32">typedef struct Application{</text:p>
      <text:p text:style-name="P43"/>
      <text:p text:style-name="P44">    <text:span text:style-name="T24">int n;</text:span></text:p>
      <text:p text:style-name="P44">    <text:span text:style-name="T24">std::vector&lt;std::pair&lt;int, int&gt;&gt; array;</text:span></text:p>
      <text:p text:style-name="P44">    <text:span text:style-name="T24">std::pair&lt;std::pair&lt;int,int&gt;, std::pair&lt;int,int&gt;&gt; distanced;</text:span></text:p>
      <text:p text:style-name="P44">    <text:span text:style-name="T24">//distanced.first - dot 1</text:span></text:p>
      <text:p text:style-name="P44">    <text:span text:style-name="T24">//distanced.second - dot 2 </text:span></text:p>
      <text:p text:style-name="P44">    <text:span text:style-name="T24">//distanced.first.first/second - x/y of a 1nd dot</text:span></text:p>
      <text:p text:style-name="P44">    <text:span text:style-name="T24">//distanced.second.first/second - x/y of a 2nd dot</text:span></text:p>
      <text:p text:style-name="P43"/>
      <text:p text:style-name="P32">}Application;</text:p>
      <text:p text:style-name="P43"/>
      <text:p text:style-name="P32">int app_run(Application&amp; app);</text:p>
      <text:p text:style-name="P32">bool app_start(Application&amp; app);</text:p>
      <text:p text:style-name="P32">bool app_process(Application &amp;app);</text:p>
      <text:p text:style-name="P32">bool app_end(Application&amp; app);</text:p>
      <text:p text:style-name="P45"/>
      <text:p text:style-name="P32">#endif //NNTU_APPLICATION_H</text:p>
      <text:p text:style-name="P57"><text:soft-page-break/>Файл <text:span text:style-name="T11">application.cpp</text:span></text:p>
      <text:p text:style-name="P50"><text:span text:style-name="T27">#include "application.h"</text:span></text:p>
      <text:p text:style-name="P32">int app_run(Application&amp; app){</text:p>
      <text:p text:style-name="P44"><text:span text:style-name="T24">}</text:span></text:p>
      <text:p text:style-name="P43"/>
      <text:p text:style-name="P32">bool app_start(Application&amp; app){</text:p>
      <text:p text:style-name="P44">    <text:span text:style-name="T24">std::cout &lt;&lt; "START START" &lt;&lt; std::endl;</text:span></text:p>
      <text:p text:style-name="P44">    <text:span text:style-name="T24">return true;</text:span></text:p>
      <text:p text:style-name="P32">}</text:p>
      <text:p text:style-name="P43"/>
      <text:p text:style-name="P32">bool app_process(Application&amp; app){</text:p>
      <text:p text:style-name="P44">    <text:span text:style-name="T24">std::cout &lt;&lt; "PROCESSING" &lt;&lt; std::endl;</text:span></text:p>
      <text:p text:style-name="P44">    <text:span text:style-name="T24">return false;</text:span></text:p>
      <text:p text:style-name="P32">}</text:p>
      <text:p text:style-name="P43"/>
      <text:p text:style-name="P32">bool app_end(Application&amp; app){</text:p>
      <text:p text:style-name="P44">    <text:span text:style-name="T24">std::cout &lt;&lt; "ENDING" &lt;&lt; std::endl;</text:span></text:p>
      <text:p text:style-name="P44">    <text:span text:style-name="T24">return true;</text:span></text:p>
      <text:p text:style-name="P32">}</text:p>
      <text:p text:style-name="P60">Файл <text:span text:style-name="T11">cartesian.h</text:span></text:p>
      <text:p text:style-name="P37"><text:span text:style-name="T11">#ifndef CARTESIAN_H</text:span></text:p>
      <text:p text:style-name="P32">#define CARTESIAN_H</text:p>
      <text:p text:style-name="P43"/>
      <text:p text:style-name="P32">#include &lt;vector&gt;</text:p>
      <text:p text:style-name="P32">#include &lt;utility&gt;</text:p>
      <text:p text:style-name="P32">#include &lt;math.h&gt;</text:p>
      <text:p text:style-name="P43"/>
      <text:p text:style-name="P32">bool cartesian_add(int x, int y, std::vector&lt;std::pair&lt;int, int&gt;&gt; &amp;array);</text:p>
      <text:p text:style-name="P32">bool cartesian_find(std::vector&lt;std::pair&lt;int, int&gt;&gt;&amp; array, std::pair&lt;std::pair&lt;int,int&gt;, std::pair&lt;int,int&gt;&gt;&amp; distanced);</text:p>
      <text:p text:style-name="P32">double cartesian_find_distance(std::pair&lt;int, int&gt;&amp; pair_one, std::pair&lt;int, int&gt;&amp; pair_two);</text:p>
      <text:p text:style-name="P43"/>
      <text:p text:style-name="P32">#endif //CARTESIAN_H</text:p>
      <text:p text:style-name="P60">Файл <text:span text:style-name="T11">cartesian.cpp</text:span></text:p>
      <text:p text:style-name="P50"><text:soft-page-break/><text:span text:style-name="T25">#include "cartesian.h"</text:span></text:p>
      <text:p text:style-name="P44"><text:span text:style-name="T24">bool cartesian_add(int x, int y, std::vector&lt;std::pair&lt;int, int&gt;&gt; &amp;array){</text:span></text:p>
      <text:p text:style-name="P44">    <text:span text:style-name="T24">return true;</text:span></text:p>
      <text:p text:style-name="P32">}</text:p>
      <text:p text:style-name="P43"/>
      <text:p text:style-name="P44"><text:span text:style-name="T24">bool cartesian_find(std::vector&lt;std::pair&lt;int, int&gt;&gt;&amp; array, </text:span></text:p>
      <text:p text:style-name="P44">    <text:span text:style-name="T24">return true;</text:span></text:p>
      <text:p text:style-name="P32">}</text:p>
      <text:p text:style-name="P43"/>
      <text:p text:style-name="P32"><text:span text:style-name="T11"/></text:p>
      <text:h text:style-name="P13" text:outline-level="2" text:is-list-header="true"><text:bookmark-start text:name="__RefHeading___Toc4433_1917984385"/>Версия 0.1<text:bookmark-end text:name="__RefHeading___Toc4433_1917984385"/></text:h>
      <text:p text:style-name="P71">Файл <text:span text:style-name="T11">main.cpp</text:span></text:p>
      <text:p text:style-name="P33">#include &lt;iostream&gt;</text:p>
      <text:p text:style-name="P33"/>
      <text:p text:style-name="P33">int main (){</text:p>
      <text:p text:style-name="P33">    std::cout &lt;&lt; "Cartesian dot finder!" &lt;&lt; std::endl;</text:p>
      <text:p text:style-name="P33">    return 0;</text:p>
      <text:p text:style-name="P33">}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59e87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83in" fo:margin-bottom="0.4917in" fo:margin-left="0.7189in" fo:margin-right="0.6146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корнилов</meta:initial-creator>
    <meta:editing-cycles>95</meta:editing-cycles>
    <meta:creation-date>2024-09-14T09:58:00</meta:creation-date>
    <dc:date>2024-11-23T01:50:02.624000000</dc:date>
    <meta:editing-duration>PT14H47M59S</meta:editing-duration>
    <meta:generator>LibreOffice/24.2.3.2$Windows_X86_64 LibreOffice_project/433d9c2ded56988e8a90e6b2e771ee4e6a5ab2ba</meta:generator>
    <meta:print-date>2024-11-23T01:49:47.749000000</meta:print-date>
    <meta:printed-by>Файлы PDF</meta:printed-by>
    <meta:document-statistic meta:table-count="0" meta:image-count="0" meta:object-count="2" meta:page-count="14" meta:paragraph-count="240" meta:word-count="1180" meta:character-count="10055" meta:non-whitespace-character-count="8501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text>{</mtext>
      <msub>
        <mi>a</mi>
        <mn>1</mn>
      </msub>
      <mi>,</mi>
      <msub>
        <mi>a</mi>
        <mn>2</mn>
      </msub>
      <mi>,</mi>
      <mn>...</mn>
      <mi>,</mi>
      <msub>
        <mi>a</mi>
        <mi>n</mi>
      </msub>
      <mtext>}</mtext>
    </mrow>
    <annotation encoding="StarMath 5.0">{"{" a_1, a_2, ... , a_n "}"}</annotation>
  </semantics>
</math>
</file>

<file path=Object 2/content.xml><?xml version="1.0" encoding="utf-8"?>
<math xmlns="http://www.w3.org/1998/Math/MathML" display="block">
  <semantics>
    <mrow>
      <msub>
        <mi>a</mi>
        <mi>i</mi>
      </msub>
      <mo stretchy="false">=</mo>
      <mrow>
        <mo fence="true" form="prefix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form="postfix" stretchy="false">)</mo>
      </mrow>
    </mrow>
    <annotation encoding="StarMath 5.0">a_i = ( x_i, y_i )</annotation>
  </semantics>
</math>
</file>